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f057" officeooo:paragraph-rsid="000ff057"/>
    </style:style>
    <style:style style:name="P2" style:family="paragraph" style:parent-style-name="Standard">
      <style:text-properties officeooo:rsid="000ff057" officeooo:paragraph-rsid="001315e1"/>
    </style:style>
    <style:style style:name="P3" style:family="paragraph" style:parent-style-name="Standard">
      <style:text-properties officeooo:rsid="001052ad" officeooo:paragraph-rsid="001052a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052ad"/>
    </style:style>
    <style:style style:name="T3" style:family="text">
      <style:text-properties style:text-underline-style="solid" style:text-underline-width="auto" style:text-underline-color="font-color" officeooo:rsid="0014881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052ad"/>
    </style:style>
    <style:style style:name="T6" style:family="text">
      <style:text-properties style:text-underline-style="none" officeooo:rsid="0011d542"/>
    </style:style>
    <style:style style:name="T7" style:family="text">
      <style:text-properties style:text-underline-style="none" officeooo:rsid="001315e1"/>
    </style:style>
    <style:style style:name="T8" style:family="text">
      <style:text-properties style:text-underline-style="none" officeooo:rsid="00148813"/>
    </style:style>
    <style:style style:name="T9" style:family="text">
      <style:text-properties officeooo:rsid="001052ad"/>
    </style:style>
    <style:style style:name="T10" style:family="text">
      <style:text-properties officeooo:rsid="001315e1"/>
    </style:style>
    <style:style style:name="T11" style:family="text">
      <style:text-properties officeooo:rsid="00148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BLACIO(<text:span text:style-name="T3">idPolacio</text:span><text:span text:style-name="T1">,</text:span><text:span text:style-name="T4"> nomPoblacio)</text:span></text:p>
      <text:p text:style-name="P1"/>
      <text:p text:style-name="P1">CLIENT(<text:span text:style-name="T1">idCli,</text:span><text:span text:style-name="T4"> </text:span><text:span text:style-name="T7">nom, llin1, llin2, </text:span><text:span text:style-name="T8">idPolacio</text:span><text:span text:style-name="T6">)</text:span></text:p>
      <text:p text:style-name="P2"><text:tab/>on {<text:span text:style-name="T11">idPoblacio</text:span>} referencia a POBLACIO</text:p>
      <text:p text:style-name="P2"><text:tab/><text:span text:style-name="T10">i {llin2} admet valors nuls</text:span></text:p>
      <text:p text:style-name="P1"/>
      <text:p text:style-name="P1">MECANIC(<text:span text:style-name="T2">idMecanic,</text:span><text:span text:style-name="T5"> idTaller</text:span>)</text:p>
      <text:p text:style-name="P1"><text:tab/><text:span text:style-name="T10">on</text:span><text:span text:style-name="T9"> {idTaller} referencia a T</text:span><text:span text:style-name="T10">ALLER</text:span></text:p>
      <text:p text:style-name="P3"/>
      <text:p text:style-name="P3">COTXE(<text:span text:style-name="T1">matricula,</text:span><text:span text:style-name="T4"> marca, </text:span><text:span text:style-name="T7">idCli</text:span>)</text:p>
      <text:p text:style-name="P3"><text:tab/><text:span text:style-name="T10">on {idCli} referencia a CLIENT</text:span></text:p>
      <text:p text:style-name="P3"/>
      <text:p text:style-name="P3">CLIENT-MECANIC(<text:span text:style-name="T1">idCli, idMecanic</text:span>)</text:p>
      <text:p text:style-name="P3"><text:tab/><text:span text:style-name="T10">on </text:span>{idCli} referencia a CLIENT</text:p>
      <text:p text:style-name="P3"><text:tab/>i {idMecanic} referencia a MECANIC</text:p>
      <text:p text:style-name="P3"/>
      <text:p text:style-name="P3">TALLER(<text:span text:style-name="T1">idTaller</text:span><text:span text:style-name="T4">, nomTaller</text:span>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9T15:03:33.205000000</meta:creation-date>
    <dc:date>2021-06-21T11:07:11.130000000</dc:date>
    <meta:editing-duration>PT8M</meta:editing-duration>
    <meta:editing-cycles>3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12" meta:word-count="46" meta:character-count="389" meta:non-whitespace-character-count="349"/>
  </office:meta>
</office:document-meta>
</file>